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>
        <style:tab-stops>
          <style:tab-stop style:type="left" style:position="1.9583in"/>
          <style:tab-stop style:type="left" style:position="6.3888in"/>
        </style:tab-stops>
      </style:paragraph-properties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3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4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5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57" style:parent-style-name="DefaultParagraphFont" style:family="text"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/>
    </style:style>
    <style:style style:name="P6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6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language="en" fo:country="US" style:language-asian="en" style:country-asian="US" style:language-complex="ar" style:country-complex="SA" fo:hyphenate="true"/>
    </style:style>
    <style:style style:name="P86" style:parent-style-name="Standard" style:family="paragraph">
      <style:paragraph-properties fo:widows="0" fo:orphans="0" style:punctuation-wrap="simple" style:text-autospace="none" fo:margin-bottom="0in" fo:line-height="105%"/>
      <style:text-properties style:font-name="Arial" style:font-name-complex="Arial" fo:color="#FF0000" fo:font-size="12pt" style:font-size-asian="12pt" style:font-size-complex="12pt"/>
    </style:style>
  </office:automatic-styles>
  <office:body>
    <office:text text:use-soft-page-breaks="true">
      <text:p text:style-name="P1">Criterion C: Development</text:p>
      <text:p text:style-name="P2"/>
      <text:p text:style-name="P3"/>
      <text:p text:style-name="P4"/>
      <text:p text:style-name="P5"/>
      <text:p text:style-name="P6"/>
      <text:p text:style-name="P7"/>
      <text:p text:style-name="P8">// other classes are being used and imported</text:p>
      <text:p text:style-name="P9">import java.util.HashMap;</text:p>
      <text:p text:style-name="P10">import java.util.Map;</text:p>
      <text:p text:style-name="P11">import java.util.concurrent.atomic.AtomicInteger;</text:p>
      <text:p text:style-name="P12"/>
      <text:p text:style-name="P13">import org.telegram.telegrambots.bots.TelegramLongPollingBot;</text:p>
      <text:p text:style-name="P14">import org.telegram.telegrambots.meta.api.methods.send.SendMessage;</text:p>
      <text:p text:style-name="P15">import org.telegram.telegrambots.meta.api.objects.Update;</text:p>
      <text:p text:style-name="P16">import org.telegram.telegrambots.meta.exceptions.TelegramApiException;</text:p>
      <text:p text:style-name="P17"/>
      <text:p text:style-name="P18"/>
      <text:p text:style-name="P19">public class FoodBot extends TelegramLongPollingBot {</text:p>
      <text:p text:style-name="P20">// 1. initialize constants</text:p>
      <text:p text:style-name="P21">public static final String choice1 = "/1";</text:p>
      <text:p text:style-name="P22">public static final String choice2 = "/2";</text:p>
      <text:p text:style-name="P23">public static final String choice3 = "/3";</text:p>
      <text:p text:style-name="P24"/>
      <text:p text:style-name="P25">// 2. created on class instantiation</text:p>
      <text:p text:style-name="P26">private Map&lt;String, AtomicInteger&gt; choices = new HashMap&lt;&gt;();</text:p>
      <text:p text:style-name="P27"/>
      <text:p text:style-name="P28">// 3. here a new instance / object of class is being created (within the Constructor)</text:p>
      <text:p text:style-name="P29">public FoodBot() {</text:p>
      <text:p text:style-name="P30">// initialize (inner) state: choice &lt;-&gt; responses given (initial 0)</text:p>
      <text:p text:style-name="P31">choices.put(choice1, new AtomicInteger(0));</text:p>
      <text:p text:style-name="P32">choices.put(choice2, new AtomicInteger(0));</text:p>
      <text:p text:style-name="P33">choices.put(choice3, new AtomicInteger(0));</text:p>
      <text:p text:style-name="P34">}</text:p>
      <text:p text:style-name="P35"/>
      <text:p text:style-name="P36">// callback method: from interface LongPollingBot.class</text:p>
      <text:p text:style-name="P37">public void onUpdateReceived(Update update) {</text:p>
      <text:p text:style-name="P38">// We check if the update has a message and the message has text</text:p>
      <text:p text:style-name="P39">if (update.hasMessage() &amp;&amp; update.getMessage().hasText()) {</text:p>
      <text:p text:style-name="P40">String userMessage = update.getMessage().getText();</text:p>
      <text:p text:style-name="P41"/>
      <text:p text:style-name="P42">String responseMessageText;</text:p>
      <text:p text:style-name="P43">// explain me</text:p>
      <text:p text:style-name="P44">if (!choices.keySet().contains(userMessage)) {</text:p>
      <text:p text:style-name="P45">String meal1 = choice1 + " " + "Spaghetti" + "\n";</text:p>
      <text:p text:style-name="P46">String meal2 = choice2 + " " + "Burrito" + "\n";</text:p>
      <text:p text:style-name="P47">String decline = choice3 + " " + "Nein, danke!";</text:p>
      <text:p text:style-name="P48"/>
      <text:p text:style-name="P49">responseMessageText = meal1 + meal2 + decline;</text:p>
      <text:p text:style-name="P50">} else {</text:p>
      <text:soft-page-break/>
      <text:p text:style-name="P51">// explain me</text:p>
      <text:p text:style-name="P52">choices.get(userMessage).incrementAndGet();</text:p>
      <text:p text:style-name="P53">responseMessageText = "Thanks for choosing: " + userMessage;</text:p>
      <text:p text:style-name="P54">}</text:p>
      <text:p text:style-name="P55"/>
      <text:p text:style-name="P56"><text:span text:style-name="T57">SendMessage myMessage = new SendMessage() // Create a SendMessage object with mandat</text:span><text:span text:style-name="T58">o</text:span><text:span text:style-name="T59">ry fields</text:span></text:p>
      <text:p text:style-name="P60">.setChatId(update.getMessage().getChatId()).setText(responseMessageText);</text:p>
      <text:p text:style-name="P61">try {</text:p>
      <text:p text:style-name="P62">execute(myMessage); // Call method to send the message</text:p>
      <text:p text:style-name="P63">// System.out.println(userMessage);</text:p>
      <text:p text:style-name="P64">} catch (TelegramApiException e) {</text:p>
      <text:p text:style-name="P65">e.printStackTrace();</text:p>
      <text:p text:style-name="P66">}</text:p>
      <text:p text:style-name="P67"/>
      <text:p text:style-name="P68">for (String choice : choices.keySet()) {</text:p>
      <text:p text:style-name="P69">// explain me</text:p>
      <text:p text:style-name="P70">System.out.println(choice + " " + choices.get(choice).get());</text:p>
      <text:p text:style-name="P71">}</text:p>
      <text:p text:style-name="P72">System.out.println();</text:p>
      <text:p text:style-name="P73">}</text:p>
      <text:p text:style-name="P74">}</text:p>
      <text:p text:style-name="P75"/>
      <text:p text:style-name="P76">// return the human readable name of the bot</text:p>
      <text:p text:style-name="P77">public String getBotUsername() {</text:p>
      <text:p text:style-name="P78">return "RajaThiedmannsFoodBot";</text:p>
      <text:p text:style-name="P79">}</text:p>
      <text:p text:style-name="P80"/>
      <text:p text:style-name="P81">// return secret for authentication</text:p>
      <text:p text:style-name="P82">public String getBotToken() {</text:p>
      <text:p text:style-name="P83">return "657674321:AAGQDtt0w6Equnwaw55R-I--dkXDHInHfeM";</text:p>
      <text:p text:style-name="P84">}</text:p>
      <text:p text:style-name="P85">}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27in"/>
          <style:tab-stop style:type="right" style:position="7.2541in"/>
        </style:tab-stops>
      </style:paragraph-properties>
      <style:text-properties fo:hyphenate="false"/>
    </style:style>
    <style:style style:name="WW8Num1z0" style:display-name="WW8Num1z0" style:family="text">
      <style:text-properties style:font-name-complex="Times New Roman"/>
    </style:style>
    <style:style style:name="WW8Num2z2" style:display-name="WW8Num2z2" style:family="text">
      <style:text-properties style:font-name-complex="Times New Roman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Arial" style:font-name-asian="Times New Roman" style:font-name-complex="Aria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WW8Num6z0" style:display-name="WW8Num6z0" style:family="text">
      <style:text-properties style:font-name="Arial" style:font-name-asian="Times New Roman" style:font-name-complex="Aria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>
        <style:list-level-properties/>
      </text:list-level-style-number>
      <text:list-level-style-number text:level="3" text:style-name="WW_CharLFO1LVL3" style:num-format="1">
        <style:list-level-properties/>
      </text:list-level-style-number>
      <text:list-level-style-number text:level="4" text:style-name="WW_CharLFO1LVL4" style:num-format="1">
        <style:list-level-properties/>
      </text:list-level-style-number>
      <text:list-level-style-number text:level="5" text:style-name="WW_CharLFO1LVL5" style:num-format="1">
        <style:list-level-properties/>
      </text:list-level-style-number>
      <text:list-level-style-number text:level="6" text:style-name="WW_CharLFO1LVL6" style:num-format="1">
        <style:list-level-properties/>
      </text:list-level-style-number>
      <text:list-level-style-number text:level="7" text:style-name="WW_CharLFO1LVL7" style:num-format="1">
        <style:list-level-properties/>
      </text:list-level-style-number>
      <text:list-level-style-number text:level="8" text:style-name="WW_CharLFO1LVL8" style:num-format="1">
        <style:list-level-properties/>
      </text:list-level-style-number>
      <text:list-level-style-number text:level="9" text:style-name="WW_CharLFO1LVL9" style:num-format="1">
        <style:list-level-properties/>
      </text:list-level-style-number>
    </text:list-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-">
        <style:list-level-properties/>
      </text:list-level-style-bullet>
      <text:list-level-style-bullet text:level="2" text:bullet-char="→">
        <style:list-level-properties/>
      </text:list-level-style-bullet>
      <text:list-level-style-number text:level="3" text:style-name="WW_CharLFO2LVL3" style:num-format="1">
        <style:list-level-properties/>
      </text:list-level-style-number>
      <text:list-level-style-number text:level="4" text:style-name="WW_CharLFO2LVL4" style:num-format="1">
        <style:list-level-properties/>
      </text:list-level-style-number>
      <text:list-level-style-number text:level="5" text:style-name="WW_CharLFO2LVL5" style:num-format="1">
        <style:list-level-properties/>
      </text:list-level-style-number>
      <text:list-level-style-number text:level="6" text:style-name="WW_CharLFO2LVL6" style:num-format="1">
        <style:list-level-properties/>
      </text:list-level-style-number>
      <text:list-level-style-number text:level="7" text:style-name="WW_CharLFO2LVL7" style:num-format="1">
        <style:list-level-properties/>
      </text:list-level-style-number>
      <text:list-level-style-number text:level="8" text:style-name="WW_CharLFO2LVL8" style:num-format="1">
        <style:list-level-properties/>
      </text:list-level-style-number>
      <text:list-level-style-number text:level="9" text:style-name="WW_CharLFO2LVL9" style:num-format="1">
        <style:list-level-properties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-">
        <style:list-level-properties/>
        <style:text-properties style:font-name="Aria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-">
        <style:list-level-properties/>
        <style:text-properties style:font-name="Aria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722in" fo:margin-left="0.5in" fo:margin-bottom="1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Thiedmann, Raja</dc:creator>
    <meta:creation-date>2011-02-05T09:32:00Z</meta:creation-date>
    <dc:date>2018-10-03T10:30:00Z</dc:date>
    <meta:print-date>2011-02-05T15:15:00Z</meta:print-date>
    <meta:template xlink:href="Normal.dotm" xlink:type="simple"/>
    <meta:editing-cycles>18</meta:editing-cycles>
    <meta:editing-duration>PT13260S</meta:editing-duration>
    <meta:document-statistic meta:page-count="2" meta:paragraph-count="4" meta:word-count="367" meta:character-count="2459" meta:row-count="17" meta:non-whitespace-character-count="2096"/>
  </office:meta>
</office:document-meta>
</file>